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28F0000403B00003DFEB3E51BBC.svm"/>
  <manifest:file-entry manifest:media-type="" manifest:full-path="Pictures/200002A700004E48000053EE7D3CCA8F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magini1" text:anchor-type="paragraph" svg:width="17cm" svg:height="18.226cm" draw:z-index="0"><draw:image xlink:href="Pictures/200002A700004E48000053EE7D3CCA8F.svm" xlink:type="simple" xlink:show="embed" xlink:actuate="onLoad"/></draw:frame></text:p>
      <text:p text:style-name="P1"><draw:frame draw:style-name="fr2" draw:name="immagini2" text:anchor-type="paragraph" svg:width="16.443cm" svg:height="15.87cm" draw:z-index="1"><draw:image xlink:href="Pictures/2000028F0000403B00003DFEB3E51BBC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 c</meta:initial-creator>
    <meta:creation-date>2013-02-27T19:47:54.07</meta:creation-date>
    <meta:document-statistic meta:table-count="0" meta:image-count="2" meta:object-count="0" meta:page-count="2" meta:paragraph-count="0" meta:word-count="0" meta:character-count="0"/>
    <dc:date>2013-02-27T19:49:03.35</dc:date>
    <dc:creator>a c</dc:creator>
    <meta:editing-duration>PT1M12S</meta:editing-duration>
    <meta:editing-cycles>1</meta:editing-cycles>
    <meta:generator>OpenOffice.org/3.3$Win32 OpenOffice.org_project/330m20$Build-9567</meta:generator>
  </office:meta>
</office:document-meta>
</file>